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557cm" table:align="left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3.431cm"/>
    </style:style>
    <style:style style:name="Tableau1.C" style:family="table-column">
      <style:table-column-properties style:column-width="1.91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557cm" table:align="left"/>
    </style:style>
    <style:style style:name="Tableau2.A" style:family="table-column">
      <style:table-column-properties style:column-width="2.214cm"/>
    </style:style>
    <style:style style:name="Tableau2.B" style:family="table-column">
      <style:table-column-properties style:column-width="3.431cm"/>
    </style:style>
    <style:style style:name="Tableau2.C" style:family="table-column">
      <style:table-column-properties style:column-width="1.91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557cm" table:align="left"/>
    </style:style>
    <style:style style:name="Tableau3.A" style:family="table-column">
      <style:table-column-properties style:column-width="2.214cm"/>
    </style:style>
    <style:style style:name="Tableau3.B" style:family="table-column">
      <style:table-column-properties style:column-width="3.431cm"/>
    </style:style>
    <style:style style:name="Tableau3.C" style:family="table-column">
      <style:table-column-properties style:column-width="1.912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29">
      <style:paragraph-properties fo:margin-top="0cm" fo:margin-bottom="0cm" style:contextual-spacing="false"/>
    </style:style>
    <style:style style:name="P58" style:family="paragraph" style:parent-style-name="Text_20_body" style:list-style-name="L30"/>
    <style:style style:name="P59" style:family="paragraph" style:parent-style-name="Text_20_body" style:list-style-name="L30">
      <style:paragraph-properties fo:margin-top="0cm" fo:margin-bottom="0cm" style:contextual-spacing="false"/>
    </style:style>
    <style:style style:name="P60" style:family="paragraph" style:parent-style-name="Text_20_body" style:list-style-name="L31"/>
    <style:style style:name="P61" style:family="paragraph" style:parent-style-name="Text_20_body" style:list-style-name="L31">
      <style:paragraph-properties fo:margin-top="0cm" fo:margin-bottom="0cm" style:contextual-spacing="false"/>
    </style:style>
    <style:style style:name="P62" style:family="paragraph" style:parent-style-name="Text_20_body" style:list-style-name="L32"/>
    <style:style style:name="P63" style:family="paragraph" style:parent-style-name="Text_20_body" style:list-style-name="L32">
      <style:paragraph-properties fo:margin-top="0cm" fo:margin-bottom="0cm" style:contextual-spacing="false"/>
    </style:style>
    <style:style style:name="P64" style:family="paragraph" style:parent-style-name="Text_20_body" style:list-style-name="L33"/>
    <style:style style:name="P65" style:family="paragraph" style:parent-style-name="Text_20_body" style:list-style-name="L33">
      <style:paragraph-properties fo:margin-top="0cm" fo:margin-bottom="0cm" style:contextual-spacing="false"/>
    </style:style>
    <style:style style:name="P66" style:family="paragraph" style:parent-style-name="Text_20_body" style:list-style-name="L34"/>
    <style:style style:name="P67" style:family="paragraph" style:parent-style-name="Text_20_body" style:list-style-name="L34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éance 19-2 : Tables de routage, destination, interface de sortie, métrique et première logique de RIP</text:h>
      <text:h text:style-name="Heading_20_2" text:outline-level="2">Place dans la progression</text:h>
      <text:p text:style-name="Text_20_body">Cette séance vient après :</text:p>
      <text:list text:style-name="L1">
        <text:list-item>
          <text:p text:style-name="P3"><text:span text:style-name="Strong_20_Emphasis">séance 19</text:span> : adresse IP, <text:span text:style-name="Source_20_Text">/24</text:span>, adresse réseau, rôle du routeur ; </text:p>
        </text:list-item>
        <text:list-item>
          <text:p text:style-name="P2"><text:span text:style-name="Strong_20_Emphasis">séance 19-1</text:span> : routeur, interfaces, RAM, Linux, protocole, interconnexion simple. </text:p>
        </text:list-item>
      </text:list>
      <text:p text:style-name="Text_20_body">Ici, on franchit une nouvelle étape essentielle :</text:p>
      <text:p text:style-name="Quotations">un routeur ne “devine” pas où envoyer les données ;<text:line-break/>il s’appuie sur une <text:span text:style-name="Strong_20_Emphasis">table de routage</text:span>.</text:p>
      <text:p text:style-name="Text_20_body">C’est une séance charnière, car elle fait le lien entre :</text:p>
      <text:list text:style-name="L2">
        <text:list-item>
          <text:p text:style-name="P5">le rôle général du routeur ; </text:p>
        </text:list-item>
        <text:list-item>
          <text:p text:style-name="P4">et le <text:span text:style-name="Strong_20_Emphasis">raisonnement de routage</text:span> attendu dans les exercices de bac. </text:p>
        </text:list-item>
      </text:list>
      <text:p text:style-name="Horizontal_20_Line"/>
      <text:h text:style-name="Heading_20_2" text:outline-level="2">Durée</text:h>
      <text:p text:style-name="Text_20_body">2 heures</text:p>
      <text:h text:style-name="Heading_20_2" text:outline-level="2">Objectif principal</text:h>
      <text:p text:style-name="Text_20_body">Comprendre qu’un routeur utilise une <text:span text:style-name="Strong_20_Emphasis">table de routage</text:span> pour choisir <text:span text:style-name="Strong_20_Emphasis">par quelle interface</text:span> envoyer un paquet vers une <text:span text:style-name="Strong_20_Emphasis">destination</text:span>, et découvrir la logique du protocole <text:span text:style-name="Strong_20_Emphasis">RIP</text:span>, dans lequel la <text:span text:style-name="Strong_20_Emphasis">métrique</text:span> correspond au nombre de routeurs à traverser.</text:p>
      <text:p text:style-name="Horizontal_20_Line"/>
      <text:h text:style-name="Heading_20_2" text:outline-level="2">Objectifs opérationnels</text:h>
      <text:p text:style-name="Text_20_body">À la fin de la séance, l’élève doit être capable de :</text:p>
      <text:list text:style-name="L3">
        <text:list-item>
          <text:p text:style-name="P7">expliquer à quoi sert une <text:span text:style-name="Strong_20_Emphasis">table de routage</text:span> ; </text:p>
        </text:list-item>
        <text:list-item>
          <text:p text:style-name="P7">comprendre les colonnes <text:span text:style-name="Strong_20_Emphasis">destination</text:span>, <text:span text:style-name="Strong_20_Emphasis">interface de sortie</text:span> et <text:span text:style-name="Strong_20_Emphasis">métrique</text:span> ; </text:p>
        </text:list-item>
        <text:list-item>
          <text:p text:style-name="P7">dire ce qu’est une <text:span text:style-name="Strong_20_Emphasis">destination</text:span> dans une table ; </text:p>
        </text:list-item>
        <text:list-item>
          <text:p text:style-name="P7">dire ce qu’est une <text:span text:style-name="Strong_20_Emphasis">interface de sortie</text:span> ; </text:p>
        </text:list-item>
        <text:list-item>
          <text:p text:style-name="P7">comprendre qu’une <text:span text:style-name="Strong_20_Emphasis">métrique</text:span> sert à comparer plusieurs chemins ; </text:p>
        </text:list-item>
        <text:list-item>
          <text:p text:style-name="P7">expliquer simplement le fonctionnement de <text:span text:style-name="Strong_20_Emphasis">RIP</text:span> ; </text:p>
        </text:list-item>
        <text:list-item>
          <text:p text:style-name="P7">déterminer quel chemin est choisi quand plusieurs routes existent ; </text:p>
        </text:list-item>
        <text:list-item>
          <text:p text:style-name="P7">déduire un trajet simple à partir d’un schéma et d’une table de routage ; </text:p>
        </text:list-item>
        <text:list-item>
          <text:p text:style-name="P6">prévoir ce qui se passe si un routeur tombe en panne, à un niveau introductif. </text:p>
        </text:list-item>
      </text:list>
      <text:p text:style-name="Horizontal_20_Line"/>
      <text:h text:style-name="Heading_20_2" text:outline-level="2"><text:soft-page-break/>Notions travaillées</text:h>
      <text:list text:style-name="L4">
        <text:list-item>
          <text:p text:style-name="P9">paquet </text:p>
        </text:list-item>
        <text:list-item>
          <text:p text:style-name="P9">routage </text:p>
        </text:list-item>
        <text:list-item>
          <text:p text:style-name="P9">table de routage </text:p>
        </text:list-item>
        <text:list-item>
          <text:p text:style-name="P9">destination </text:p>
        </text:list-item>
        <text:list-item>
          <text:p text:style-name="P9">interface de sortie </text:p>
        </text:list-item>
        <text:list-item>
          <text:p text:style-name="P9">métrique </text:p>
        </text:list-item>
        <text:list-item>
          <text:p text:style-name="P9">chemin </text:p>
        </text:list-item>
        <text:list-item>
          <text:p text:style-name="P9">protocole RIP </text:p>
        </text:list-item>
        <text:list-item>
          <text:p text:style-name="P9">nombre de sauts / nombre de routeurs traversés </text:p>
        </text:list-item>
        <text:list-item>
          <text:p text:style-name="P9">panne d’un routeur </text:p>
        </text:list-item>
        <text:list-item>
          <text:p text:style-name="P8">mise à jour d’un chemin </text:p>
        </text:list-item>
      </text:list>
      <text:p text:style-name="Horizontal_20_Line"/>
      <text:h text:style-name="Heading_20_2" text:outline-level="2">Compétences visées</text:h>
      <text:list text:style-name="L5">
        <text:list-item>
          <text:p text:style-name="P11">lire un tableau réseau ; </text:p>
        </text:list-item>
        <text:list-item>
          <text:p text:style-name="P11">interpréter un schéma de routeurs et de réseaux ; </text:p>
        </text:list-item>
        <text:list-item>
          <text:p text:style-name="P11">choisir un chemin cohérent ; </text:p>
        </text:list-item>
        <text:list-item>
          <text:p text:style-name="P11">justifier une réponse par la métrique ; </text:p>
        </text:list-item>
        <text:list-item>
          <text:p text:style-name="P11">faire le lien entre table et topologie ; </text:p>
        </text:list-item>
        <text:list-item>
          <text:p text:style-name="P10">préparer un exercice type bac sur le routage. </text:p>
        </text:list-item>
      </text:list>
      <text:p text:style-name="Horizontal_20_Line"/>
      <text:h text:style-name="Heading_20_1" text:outline-level="1">1. Ce que cette séance doit absolument installer</text:h>
      <text:p text:style-name="Text_20_body">Cette séance doit ancrer <text:span text:style-name="Strong_20_Emphasis">cinq idées-clés</text:span>.</text:p>
      <text:h text:style-name="Heading_20_3" text:outline-level="3">Idée 1 — Le routeur choisit un chemin</text:h>
      <text:p text:style-name="Text_20_body">Quand un paquet arrive, le routeur doit décider :</text:p>
      <text:list text:style-name="L6">
        <text:list-item>
          <text:p text:style-name="P13">vers quel réseau il doit aller ; </text:p>
        </text:list-item>
        <text:list-item>
          <text:p text:style-name="P12">par quelle interface il doit le faire sortir. </text:p>
        </text:list-item>
      </text:list>
      <text:p text:style-name="Text_20_body">Il ne choisit pas “au hasard”.</text:p>
      <text:p text:style-name="Horizontal_20_Line"/>
      <text:h text:style-name="Heading_20_3" text:outline-level="3">Idée 2 — La table de routage est un tableau d’aide à la décision</text:h>
      <text:p text:style-name="Text_20_body">Elle contient des informations comme :</text:p>
      <text:list text:style-name="L7">
        <text:list-item>
          <text:p text:style-name="P15">la <text:span text:style-name="Strong_20_Emphasis">destination</text:span> ; </text:p>
        </text:list-item>
        <text:list-item>
          <text:p text:style-name="P15">l’<text:span text:style-name="Strong_20_Emphasis">interface de sortie</text:span> ; </text:p>
        </text:list-item>
        <text:list-item>
          <text:p text:style-name="P14">parfois une <text:span text:style-name="Strong_20_Emphasis">métrique</text:span>. </text:p>
        </text:list-item>
      </text:list>
      <text:p text:style-name="Text_20_body"><text:soft-page-break/>On peut la présenter comme une sorte de “GPS du routeur”.</text:p>
      <text:p text:style-name="Horizontal_20_Line"/>
      <text:h text:style-name="Heading_20_3" text:outline-level="3">Idée 3 — La destination désigne le réseau à atteindre</text:h>
      <text:p text:style-name="Text_20_body">Dans beaucoup d’exercices NSI, la destination est donnée sous forme de réseau :</text:p>
      <text:list text:style-name="L8">
        <text:list-item>
          <text:p text:style-name="P17">N1 </text:p>
        </text:list-item>
        <text:list-item>
          <text:p text:style-name="P17">N2 </text:p>
        </text:list-item>
        <text:list-item>
          <text:p text:style-name="P17">N3 </text:p>
        </text:list-item>
        <text:list-item>
          <text:p text:style-name="P16">N4 </text:p>
        </text:list-item>
      </text:list>
      <text:p text:style-name="Text_20_body">Le routeur ne raisonne pas seulement en “machine précise”, mais souvent en <text:span text:style-name="Strong_20_Emphasis">réseau de destination</text:span>.</text:p>
      <text:p text:style-name="Horizontal_20_Line"/>
      <text:h text:style-name="Heading_20_3" text:outline-level="3">Idée 4 — L’interface de sortie indique par où faire passer le paquet</text:h>
      <text:p text:style-name="Text_20_body">Le routeur possède plusieurs interfaces :</text:p>
      <text:list text:style-name="L9">
        <text:list-item>
          <text:p text:style-name="P19">eth0 </text:p>
        </text:list-item>
        <text:list-item>
          <text:p text:style-name="P19">eth1 </text:p>
        </text:list-item>
        <text:list-item>
          <text:p text:style-name="P19">eth2 </text:p>
        </text:list-item>
        <text:list-item>
          <text:p text:style-name="P18">etc. </text:p>
        </text:list-item>
      </text:list>
      <text:p text:style-name="Text_20_body">La table lui indique :</text:p>
      <text:p text:style-name="Quotations">“Pour atteindre cette destination, fais sortir le paquet par cette interface.”</text:p>
      <text:p text:style-name="Horizontal_20_Line"/>
      <text:h text:style-name="Heading_20_3" text:outline-level="3">Idée 5 — Avec RIP, on choisit le chemin avec la plus petite métrique</text:h>
      <text:p text:style-name="Text_20_body">Dans RIP, la métrique correspond au <text:span text:style-name="Strong_20_Emphasis">nombre de routeurs à traverser</text:span>.</text:p>
      <text:p text:style-name="Text_20_body">Donc :</text:p>
      <text:list text:style-name="L10">
        <text:list-item>
          <text:p text:style-name="P21">plus la métrique est petite, </text:p>
        </text:list-item>
        <text:list-item>
          <text:p text:style-name="P20">plus le chemin est considéré comme favorable. </text:p>
        </text:list-item>
      </text:list>
      <text:p text:style-name="Horizontal_20_Line"/>
      <text:h text:style-name="Heading_20_1" text:outline-level="1">2. Point pédagogique essentiel</text:h>
      <text:p text:style-name="Text_20_body">Il faut éviter que les élèves mélangent :</text:p>
      <text:list text:style-name="L11">
        <text:list-item>
          <text:p text:style-name="P23"><text:span text:style-name="Strong_20_Emphasis">réseau de destination</text:span> ; </text:p>
        </text:list-item>
        <text:list-item>
          <text:p text:style-name="P23"><text:span text:style-name="Strong_20_Emphasis">routeur suivant</text:span> ; </text:p>
        </text:list-item>
        <text:list-item>
          <text:p text:style-name="P23"><text:span text:style-name="Strong_20_Emphasis">interface locale du routeur étudié</text:span> ; </text:p>
        </text:list-item>
        <text:list-item>
          <text:p text:style-name="P22"><text:span text:style-name="Strong_20_Emphasis">chemin complet</text:span>. </text:p>
        </text:list-item>
      </text:list>
      <text:p text:style-name="Text_20_body">En pratique, il faut sans cesse recentrer la lecture :</text:p>
      <text:p text:style-name="Quotations">“On se place du point de vue du routeur étudié.”</text:p>
      <text:p text:style-name="Text_20_body"><text:soft-page-break/>Exemple :<text:line-break/>si on lit la table de <text:span text:style-name="Strong_20_Emphasis">R1</text:span>, la question n’est pas :</text:p>
      <text:list text:style-name="L12">
        <text:list-item>
          <text:p text:style-name="P24">“Quel est tout le trajet exact dans l’univers ?” </text:p>
        </text:list-item>
      </text:list>
      <text:p text:style-name="Text_20_body">D’abord la première question est :</text:p>
      <text:list text:style-name="L13">
        <text:list-item>
          <text:p text:style-name="P25">“Par quelle interface R1 envoie-t-il le paquet ?” </text:p>
        </text:list-item>
      </text:list>
      <text:p text:style-name="Text_20_body">Ensuite seulement, on peut reconstruire le trajet probable à partir du schéma.</text:p>
      <text:p text:style-name="Horizontal_20_Line"/>
      <text:h text:style-name="Heading_20_1" text:outline-level="1">3. Idée simple à faire passer aux élèves</text:h>
      <text:p text:style-name="Text_20_body">Tu peux dire :</text:p>
      <text:p text:style-name="Quotations">“La table de routage, c’est comme un tableau de directions pour le routeur.”</text:p>
      <text:p text:style-name="Text_20_body">Ou :</text:p>
      <text:p text:style-name="Quotations">“Le routeur regarde la destination, puis il lit sa table pour savoir par quelle porte faire sortir le paquet.”</text:p>
      <text:p text:style-name="Text_20_body">Et pour RIP :</text:p>
      <text:p text:style-name="Quotations">“Avec RIP, on préfère les chemins qui traversent le moins de routeurs.”</text:p>
      <text:p text:style-name="Horizontal_20_Line"/>
      <text:h text:style-name="Heading_20_1" text:outline-level="1">4. Matériel</text:h>
      <text:list text:style-name="L14">
        <text:list-item>
          <text:p text:style-name="P27">vidéoprojecteur </text:p>
        </text:list-item>
        <text:list-item>
          <text:p text:style-name="P27">fiche élève </text:p>
        </text:list-item>
        <text:list-item>
          <text:p text:style-name="P27">tableau </text:p>
        </text:list-item>
        <text:list-item>
          <text:p text:style-name="P27">schéma réseau simple </text:p>
        </text:list-item>
        <text:list-item>
          <text:p text:style-name="P27">éventuellement Filius en démonstration, mais ce n’est pas indispensable ici </text:p>
        </text:list-item>
        <text:list-item>
          <text:p text:style-name="P26">feutres de couleurs pour tracer les chemins </text:p>
        </text:list-item>
      </text:list>
      <text:p text:style-name="Horizontal_20_Line"/>
      <text:h text:style-name="Heading_20_1" text:outline-level="1">5. Déroulé détaillé — 2h</text:h>
      <text:p text:style-name="Horizontal_20_Line"/>
      <text:h text:style-name="Heading_20_2" text:outline-level="2">5.1 Accroche et rappel — 10 min</text:h>
      <text:h text:style-name="Heading_20_3" text:outline-level="3">Objectif</text:h>
      <text:p text:style-name="Text_20_body">Raccrocher avec les séances précédentes.</text:p>
      <text:h text:style-name="Heading_20_3" text:outline-level="3"><text:soft-page-break/>À dire</text:h>
      <text:p text:style-name="Quotations">“On sait maintenant qu’un routeur relie des réseaux différents.<text:line-break/>Mais une nouvelle question se pose : quand il existe plusieurs chemins possibles, comment le routeur choisit-il ?”</text:p>
      <text:h text:style-name="Heading_20_3" text:outline-level="3">Situation de départ</text:h>
      <text:p text:style-name="Text_20_body">Tu peux dessiner :</text:p>
      <text:section text:style-name="Sect1" text:name="code-block-viewer">
        <text:p text:style-name="P1">N1 --- R1 --- R2 --- N2</text:p>
        <text:p text:style-name="Preformatted_20_Text"><text:s text:c="7"/>\</text:p>
        <text:p text:style-name="Preformatted_20_Text"><text:s text:c="8"/>R3 --- N2</text:p>
      </text:section>
      <text:p text:style-name="Text_20_body">Question :</text:p>
      <text:p text:style-name="Quotations">“Si R1 veut envoyer un paquet vers N2, comment peut-il choisir ?”</text:p>
      <text:p text:style-name="Text_20_body">Réponse attendue :<text:line-break/>Il doit avoir une information pour décider.</text:p>
      <text:p text:style-name="Text_20_body">Transition :</text:p>
      <text:p text:style-name="Quotations">“Cette information se trouve dans la table de routage.”</text:p>
      <text:p text:style-name="Horizontal_20_Line"/>
      <text:h text:style-name="Heading_20_2" text:outline-level="2">5.2 Découvrir la table de routage — 20 min</text:h>
      <text:h text:style-name="Heading_20_3" text:outline-level="3">Objectif</text:h>
      <text:p text:style-name="Text_20_body">Comprendre la fonction générale du tableau.</text:p>
      <text:h text:style-name="Heading_20_3" text:outline-level="3">Définition simple</text:h>
      <text:p text:style-name="Quotations">“Une table de routage est un tableau qui indique au routeur comment envoyer les paquets vers les différents réseaux.”</text:p>
      <text:h text:style-name="Heading_20_3" text:outline-level="3">Exemple de table simpl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estination</text:p>
            </table:table-cell>
            <table:table-cell table:style-name="Tableau1.A1" office:value-type="string">
              <text:p text:style-name="Table_20_Heading">interface de sortie</text:p>
            </table:table-cell>
            <table:table-cell table:style-name="Tableau1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1.A1" office:value-type="string">
            <text:p text:style-name="Table_20_Contents">N1</text:p>
          </table:table-cell>
          <table:table-cell table:style-name="Tableau1.A1" office:value-type="string">
            <text:p text:style-name="Table_20_Contents">eth0</text:p>
          </table:table-cell>
          <table:table-cell table:style-name="Tableau1.A1" office:value-type="string">
            <text:p text:style-name="Table_20_Contents">0</text:p>
          </table:table-cell>
        </table:table-row>
        <table:table-row>
          <table:table-cell table:style-name="Tableau1.A1" office:value-type="string">
            <text:p text:style-name="Table_20_Contents">N2</text:p>
          </table:table-cell>
          <table:table-cell table:style-name="Tableau1.A1" office:value-type="string">
            <text:p text:style-name="Table_20_Contents">eth1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N3</text:p>
          </table:table-cell>
          <table:table-cell table:style-name="Tableau1.A1" office:value-type="string">
            <text:p text:style-name="Table_20_Contents">eth2</text:p>
          </table:table-cell>
          <table:table-cell table:style-name="Tableau1.A1" office:value-type="string">
            <text:p text:style-name="Table_20_Contents">2</text:p>
          </table:table-cell>
        </table:table-row>
      </table:table>
      <text:h text:style-name="Heading_20_3" text:outline-level="3">Lecture guidée</text:h>
      <text:list text:style-name="L15">
        <text:list-item>
          <text:p text:style-name="P29">pour joindre <text:span text:style-name="Strong_20_Emphasis">N1</text:span>, le routeur utilise <text:span text:style-name="Strong_20_Emphasis">eth0</text:span> </text:p>
        </text:list-item>
        <text:list-item>
          <text:p text:style-name="P29">pour joindre <text:span text:style-name="Strong_20_Emphasis">N2</text:span>, il utilise <text:span text:style-name="Strong_20_Emphasis">eth1</text:span> </text:p>
        </text:list-item>
        <text:list-item>
          <text:p text:style-name="P28">pour joindre <text:span text:style-name="Strong_20_Emphasis">N3</text:span>, il utilise <text:span text:style-name="Strong_20_Emphasis">eth2</text:span> </text:p>
        </text:list-item>
      </text:list>
      <text:h text:style-name="Heading_20_3" text:outline-level="3">Ce qu’il faut verbaliser</text:h>
      <text:p text:style-name="Text_20_body">Le routeur lit :</text:p>
      <text:list text:style-name="L16">
        <text:list-item>
          <text:p text:style-name="P31"><text:soft-page-break/>la destination ; </text:p>
        </text:list-item>
        <text:list-item>
          <text:p text:style-name="P31">la bonne interface ; </text:p>
        </text:list-item>
        <text:list-item>
          <text:p text:style-name="P30">éventuellement la meilleure route selon la métrique. </text:p>
        </text:list-item>
      </text:list>
      <text:p text:style-name="Horizontal_20_Line"/>
      <text:h text:style-name="Heading_20_2" text:outline-level="2">5.3 Comprendre chaque colonne — 20 min</text:h>
      <text:h text:style-name="Heading_20_3" text:outline-level="3">Objectif</text:h>
      <text:p text:style-name="Text_20_body">Stabiliser le vocabulaire.</text:p>
      <text:p text:style-name="Horizontal_20_Line"/>
      <text:h text:style-name="Heading_20_3" text:outline-level="3">a) La destination</text:h>
      <text:p text:style-name="Text_20_body">C’est le réseau que l’on veut atteindre.</text:p>
      <text:p text:style-name="Text_20_body">Exemples :</text:p>
      <text:list text:style-name="L17">
        <text:list-item>
          <text:p text:style-name="P33">N1 </text:p>
        </text:list-item>
        <text:list-item>
          <text:p text:style-name="P33">N2 </text:p>
        </text:list-item>
        <text:list-item>
          <text:p text:style-name="P32">N3 </text:p>
        </text:list-item>
      </text:list>
      <text:p text:style-name="Text_20_body">Formulation :</text:p>
      <text:p text:style-name="Quotations">“La destination répond à la question : vers quel réseau veut-on aller ?”</text:p>
      <text:p text:style-name="Horizontal_20_Line"/>
      <text:h text:style-name="Heading_20_3" text:outline-level="3">b) L’interface de sortie</text:h>
      <text:p text:style-name="Text_20_body">C’est l’interface du routeur par laquelle le paquet quitte le routeur.</text:p>
      <text:p text:style-name="Text_20_body">Exemples :</text:p>
      <text:list text:style-name="L18">
        <text:list-item>
          <text:p text:style-name="P35">eth0 </text:p>
        </text:list-item>
        <text:list-item>
          <text:p text:style-name="P35">eth1 </text:p>
        </text:list-item>
        <text:list-item>
          <text:p text:style-name="P34">eth2 </text:p>
        </text:list-item>
      </text:list>
      <text:p text:style-name="Text_20_body">Formulation :</text:p>
      <text:p text:style-name="Quotations">“L’interface de sortie répond à la question : par où le paquet sort-il du routeur ?”</text:p>
      <text:p text:style-name="Horizontal_20_Line"/>
      <text:h text:style-name="Heading_20_3" text:outline-level="3">c) La métrique</text:h>
      <text:p text:style-name="Text_20_body">C’est une valeur qui permet de comparer plusieurs chemins.</text:p>
      <text:p text:style-name="Text_20_body">Dans cette séance, on se place dans le cadre de <text:span text:style-name="Strong_20_Emphasis">RIP</text:span>.</text:p>
      <text:p text:style-name="Text_20_body">Avec RIP :</text:p>
      <text:p text:style-name="Quotations">la métrique = le nombre de routeurs à traverser.</text:p>
      <text:p text:style-name="Text_20_body">Formulation simple :</text:p>
      <text:p text:style-name="Quotations"><text:soft-page-break/>“Plus la métrique est petite, plus le chemin est court du point de vue de RIP.”</text:p>
      <text:p text:style-name="Horizontal_20_Line"/>
      <text:h text:style-name="Heading_20_2" text:outline-level="2">5.4 Découvrir RIP — 15 min</text:h>
      <text:h text:style-name="Heading_20_3" text:outline-level="3">Objectif</text:h>
      <text:p text:style-name="Text_20_body">Comprendre la logique du protocole.</text:p>
      <text:h text:style-name="Heading_20_3" text:outline-level="3">Définition simple</text:h>
      <text:p text:style-name="Text_20_body">RIP signifie :<text:line-break/><text:span text:style-name="Strong_20_Emphasis">Routing Information Protocol</text:span></text:p>
      <text:h text:style-name="Heading_20_3" text:outline-level="3">Idée essentielle</text:h>
      <text:p text:style-name="Text_20_body">Dans RIP, le “meilleur” chemin est celui qui traverse le moins de routeurs.</text:p>
      <text:p text:style-name="Text_20_body">On parle parfois de <text:span text:style-name="Strong_20_Emphasis">nombre de sauts</text:span>.</text:p>
      <text:h text:style-name="Heading_20_3" text:outline-level="3">Exemple</text:h>
      <text:p text:style-name="Text_20_body">Si pour atteindre N2 :</text:p>
      <text:list text:style-name="L19">
        <text:list-item>
          <text:p text:style-name="P37">chemin A traverse 2 routeurs ; </text:p>
        </text:list-item>
        <text:list-item>
          <text:p text:style-name="P36">chemin B traverse 4 routeurs ; </text:p>
        </text:list-item>
      </text:list>
      <text:p text:style-name="Text_20_body">alors RIP choisit le chemin A.</text:p>
      <text:h text:style-name="Heading_20_3" text:outline-level="3">Formule à faire noter</text:h>
      <text:p text:style-name="Quotations">“Avec RIP, on choisit le chemin ayant la plus petite métrique.”</text:p>
      <text:p text:style-name="Horizontal_20_Line"/>
      <text:h text:style-name="Heading_20_2" text:outline-level="2">5.5 Activité collective guidée — lire une table — 20 min</text:h>
      <text:h text:style-name="Heading_20_3" text:outline-level="3">Objectif</text:h>
      <text:p text:style-name="Text_20_body">Faire lire une table sans stress.</text:p>
      <text:p text:style-name="Text_20_body">On considère le routeur <text:span text:style-name="Strong_20_Emphasis">R1</text:span> et sa table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destination</text:p>
            </table:table-cell>
            <table:table-cell table:style-name="Tableau2.A1" office:value-type="string">
              <text:p text:style-name="Table_20_Heading">interface de sortie</text:p>
            </table:table-cell>
            <table:table-cell table:style-name="Tableau2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2.A1" office:value-type="string">
            <text:p text:style-name="Table_20_Contents">N1</text:p>
          </table:table-cell>
          <table:table-cell table:style-name="Tableau2.A1" office:value-type="string">
            <text:p text:style-name="Table_20_Contents">eth0</text:p>
          </table:table-cell>
          <table:table-cell table:style-name="Tableau2.A1" office:value-type="string">
            <text:p text:style-name="Table_20_Contents">0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2</text:p>
          </table:table-cell>
        </table:table-row>
        <table:table-row>
          <table:table-cell table:style-name="Tableau2.A1" office:value-type="string">
            <text:p text:style-name="Table_20_Contents">N2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4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3</text:p>
          </table:table-cell>
        </table:table-row>
        <table:table-row>
          <table:table-cell table:style-name="Tableau2.A1" office:value-type="string">
            <text:p text:style-name="Table_20_Contents">N3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3</text:p>
          </table:table-cell>
        </table:table-row>
        <table:table-row>
          <table:table-cell table:style-name="Tableau2.A1" office:value-type="string">
            <text:p text:style-name="Table_20_Contents">N4</text:p>
          </table:table-cell>
          <table:table-cell table:style-name="Tableau2.A1" office:value-type="string">
            <text:p text:style-name="Table_20_Contents">eth1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N4</text:p>
          </table:table-cell>
          <table:table-cell table:style-name="Tableau2.A1" office:value-type="string">
            <text:p text:style-name="Table_20_Contents">eth2</text:p>
          </table:table-cell>
          <table:table-cell table:style-name="Tableau2.A1" office:value-type="string">
            <text:p text:style-name="Table_20_Contents">3</text:p>
          </table:table-cell>
        </table:table-row>
      </table:table>
      <text:h text:style-name="Heading_20_3" text:outline-level="3"><text:soft-page-break/>Questions</text:h>
      <text:list text:style-name="L20">
        <text:list-item>
          <text:p text:style-name="P39">Quelle interface utilise R1 pour joindre N4 par le chemin le plus court ? </text:p>
        </text:list-item>
        <text:list-item>
          <text:p text:style-name="P39">Pourquoi ? </text:p>
        </text:list-item>
        <text:list-item>
          <text:p text:style-name="P39">Pour joindre N2, quelle route est préférée ? </text:p>
        </text:list-item>
        <text:list-item>
          <text:p text:style-name="P39">Pourquoi ? </text:p>
        </text:list-item>
        <text:list-item>
          <text:p text:style-name="P38">Pour joindre N3, y a-t-il un seul meilleur chemin ? </text:p>
        </text:list-item>
      </text:list>
      <text:h text:style-name="Heading_20_3" text:outline-level="3">Réponses attendues</text:h>
      <text:list text:style-name="L21">
        <text:list-item>
          <text:p text:style-name="P41"><text:span text:style-name="Source_20_Text">eth1</text:span> </text:p>
        </text:list-item>
        <text:list-item>
          <text:p text:style-name="P41">parce que la métrique 1 est plus petite que 3 </text:p>
        </text:list-item>
        <text:list-item>
          <text:p text:style-name="P41"><text:span text:style-name="Source_20_Text">eth1</text:span> </text:p>
        </text:list-item>
        <text:list-item>
          <text:p text:style-name="P41">parce que 2 &lt; 4 </text:p>
        </text:list-item>
        <text:list-item>
          <text:p text:style-name="P40">non, ici les deux métriques sont égales à 3 </text:p>
        </text:list-item>
      </text:list>
      <text:h text:style-name="Heading_20_3" text:outline-level="3">Point pédagogique important</text:h>
      <text:p text:style-name="Text_20_body">C’est une excellente occasion de montrer qu’il peut exister :</text:p>
      <text:list text:style-name="L22">
        <text:list-item>
          <text:p text:style-name="P43">plusieurs chemins ; </text:p>
        </text:list-item>
        <text:list-item>
          <text:p text:style-name="P43">parfois une égalité ; </text:p>
        </text:list-item>
        <text:list-item>
          <text:p text:style-name="P42">et que la métrique guide la décision. </text:p>
        </text:list-item>
      </text:list>
      <text:p text:style-name="Horizontal_20_Line"/>
      <text:h text:style-name="Heading_20_2" text:outline-level="2">5.6 Relier table et schéma — 20 min</text:h>
      <text:h text:style-name="Heading_20_3" text:outline-level="3">Objectif</text:h>
      <text:p text:style-name="Text_20_body">Passer du tableau à la topologie.</text:p>
      <text:p text:style-name="Text_20_body">Tu peux proposer un schéma simple :</text:p>
      <text:section text:style-name="Sect1" text:name="Section1">
        <text:p text:style-name="P1"><text:bookmark text:name="code-block-viewer"/>N1 -- R1 -- R2 -- N2</text:p>
        <text:p text:style-name="Preformatted_20_Text"><text:s text:c="6"/>\</text:p>
        <text:p text:style-name="Preformatted_20_Text"><text:s text:c="7"/>R3 -- R4 -- N2</text:p>
      </text:section>
      <text:p text:style-name="Text_20_body">Supposons :</text:p>
      <text:list text:style-name="L23">
        <text:list-item>
          <text:p text:style-name="P45">via R2 : métrique 2 </text:p>
        </text:list-item>
        <text:list-item>
          <text:p text:style-name="P44">via R3 puis R4 : métrique 3 </text:p>
        </text:list-item>
      </text:list>
      <text:h text:style-name="Heading_20_3" text:outline-level="3">Questions</text:h>
      <text:list text:style-name="L24">
        <text:list-item>
          <text:p text:style-name="P47">Quel chemin RIP préfère-t-il ? </text:p>
        </text:list-item>
        <text:list-item>
          <text:p text:style-name="P46">Par quelle interface R1 doit-il envoyer le paquet si <text:span text:style-name="Source_20_Text">eth1</text:span> mène vers R2 et <text:span text:style-name="Source_20_Text">eth2</text:span> vers R3 ? </text:p>
        </text:list-item>
      </text:list>
      <text:p text:style-name="Text_20_body">Réponses :</text:p>
      <text:list text:style-name="L25">
        <text:list-item>
          <text:p text:style-name="P49">le chemin via R2 </text:p>
        </text:list-item>
        <text:list-item>
          <text:p text:style-name="P48"><text:span text:style-name="Source_20_Text">eth1</text:span> </text:p>
        </text:list-item>
      </text:list>
      <text:h text:style-name="Heading_20_3" text:outline-level="3"><text:soft-page-break/>Ce qu’il faut faire comprendre</text:h>
      <text:p text:style-name="Text_20_body">La table et le schéma doivent être lus ensemble.</text:p>
      <text:p text:style-name="Horizontal_20_Line"/>
      <text:h text:style-name="Heading_20_2" text:outline-level="2">5.7 Ce qui se passe en cas de panne — 10 min</text:h>
      <text:h text:style-name="Heading_20_3" text:outline-level="3">Objectif</text:h>
      <text:p text:style-name="Text_20_body">Introduire l’idée de mise à jour.</text:p>
      <text:h text:style-name="Heading_20_3" text:outline-level="3">Situation</text:h>
      <text:p text:style-name="Text_20_body">Si le routeur R2 tombe en panne, le chemin via R2 n’existe plus.</text:p>
      <text:p text:style-name="Text_20_body">Question :</text:p>
      <text:p text:style-name="Quotations">“Que doit faire R1 ?”</text:p>
      <text:p text:style-name="Text_20_body">Réponse :<text:line-break/>Il doit utiliser un autre chemin, si un autre chemin existe.</text:p>
      <text:h text:style-name="Heading_20_3" text:outline-level="3">Formulation simple</text:h>
      <text:p text:style-name="Quotations">“La table de routage doit être mise à jour pour tenir compte des pannes.”</text:p>
      <text:p text:style-name="Text_20_body">Pas besoin ici d’entrer dans des mécanismes trop fins.<text:line-break/>Il faut juste installer l’idée qu’un réseau évolue.</text:p>
      <text:p text:style-name="Horizontal_20_Line"/>
      <text:h text:style-name="Heading_20_2" text:outline-level="2">5.8 Entraînement guidé — 15 min</text:h>
      <text:h text:style-name="Heading_20_3" text:outline-level="3">Exercice 1</text:h>
      <text:p text:style-name="Text_20_body">Dans une table de routage, que représente la colonne “destination” ?</text:p>
      <text:p text:style-name="Text_20_body">Réponse :<text:line-break/>Le réseau à atteindre.</text:p>
      <text:p text:style-name="Horizontal_20_Line"/>
      <text:h text:style-name="Heading_20_3" text:outline-level="3">Exercice 2</text:h>
      <text:p text:style-name="Text_20_body">Que représente la colonne “interface de sortie” ?</text:p>
      <text:p text:style-name="Text_20_body">Réponse :<text:line-break/>L’interface par laquelle le paquet doit quitter le routeur.</text:p>
      <text:p text:style-name="Horizontal_20_Line"/>
      <text:h text:style-name="Heading_20_3" text:outline-level="3">Exercice 3</text:h>
      <text:p text:style-name="Text_20_body">Dans RIP, à quoi correspond la métrique ?</text:p>
      <text:p text:style-name="Text_20_body"><text:soft-page-break/>Réponse :<text:line-break/>Au nombre de routeurs à traverser.</text:p>
      <text:p text:style-name="Horizontal_20_Line"/>
      <text:h text:style-name="Heading_20_3" text:outline-level="3">Exercice 4</text:h>
      <text:p text:style-name="Text_20_body">Si deux routes vers N2 ont des métriques 2 et 5, laquelle est choisie ?</text:p>
      <text:p text:style-name="Text_20_body">Réponse :<text:line-break/>Celle de métrique 2.</text:p>
      <text:p text:style-name="Horizontal_20_Line"/>
      <text:h text:style-name="Heading_20_3" text:outline-level="3">Exercice 5</text:h>
      <text:p text:style-name="Text_20_body">Si le meilleur chemin tombe en panne, que se passe-t-il ?</text:p>
      <text:p text:style-name="Text_20_body">Réponse :<text:line-break/>Le routeur utilise un autre chemin possible et la table doit être mise à jour.</text:p>
      <text:p text:style-name="Horizontal_20_Line"/>
      <text:h text:style-name="Heading_20_2" text:outline-level="2">5.9 Petit exercice type bac très guidé — 20 min</text:h>
      <text:h text:style-name="Heading_20_3" text:outline-level="3">Énoncé</text:h>
      <text:p text:style-name="Text_20_body">On considère le routeur R1 dont la table de routage est la suivante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destination</text:p>
            </table:table-cell>
            <table:table-cell table:style-name="Tableau3.A1" office:value-type="string">
              <text:p text:style-name="Table_20_Heading">interface de sortie</text:p>
            </table:table-cell>
            <table:table-cell table:style-name="Tableau3.A1" office:value-type="string">
              <text:p text:style-name="Table_20_Heading">métrique</text:p>
            </table:table-cell>
          </table:table-row>
        </table:table-header-rows>
        <table:table-row>
          <table:table-cell table:style-name="Tableau3.A1" office:value-type="string">
            <text:p text:style-name="Table_20_Contents">N1</text:p>
          </table:table-cell>
          <table:table-cell table:style-name="Tableau3.A1" office:value-type="string">
            <text:p text:style-name="Table_20_Contents">eth0</text:p>
          </table:table-cell>
          <table:table-cell table:style-name="Tableau3.A1" office:value-type="string">
            <text:p text:style-name="Table_20_Contents">0</text:p>
          </table:table-cell>
        </table:table-row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2</text:p>
          </table:table-cell>
        </table:table-row>
        <table:table-row>
          <table:table-cell table:style-name="Tableau3.A1" office:value-type="string">
            <text:p text:style-name="Table_20_Contents">N2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4</text:p>
          </table:table-cell>
        </table:table-row>
        <table:table-row>
          <table:table-cell table:style-name="Tableau3.A1" office:value-type="string">
            <text:p text:style-name="Table_20_Contents">N3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3</text:p>
          </table:table-cell>
        </table:table-row>
        <table:table-row>
          <table:table-cell table:style-name="Tableau3.A1" office:value-type="string">
            <text:p text:style-name="Table_20_Contents">N3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3</text:p>
          </table:table-cell>
        </table:table-row>
        <table:table-row>
          <table:table-cell table:style-name="Tableau3.A1" office:value-type="string">
            <text:p text:style-name="Table_20_Contents">N4</text:p>
          </table:table-cell>
          <table:table-cell table:style-name="Tableau3.A1" office:value-type="string">
            <text:p text:style-name="Table_20_Contents">eth1</text:p>
          </table:table-cell>
          <table:table-cell table:style-name="Tableau3.A1" office:value-type="string">
            <text:p text:style-name="Table_20_Contents">1</text:p>
          </table:table-cell>
        </table:table-row>
        <table:table-row>
          <table:table-cell table:style-name="Tableau3.A1" office:value-type="string">
            <text:p text:style-name="Table_20_Contents">N4</text:p>
          </table:table-cell>
          <table:table-cell table:style-name="Tableau3.A1" office:value-type="string">
            <text:p text:style-name="Table_20_Contents">eth2</text:p>
          </table:table-cell>
          <table:table-cell table:style-name="Tableau3.A1" office:value-type="string">
            <text:p text:style-name="Table_20_Contents">3</text:p>
          </table:table-cell>
        </table:table-row>
      </table:table>
      <text:h text:style-name="Heading_20_3" text:outline-level="3">Questions</text:h>
      <text:list text:style-name="L26">
        <text:list-item>
          <text:p text:style-name="P51">Dans cette table, que signifie la colonne “destination” ? </text:p>
        </text:list-item>
        <text:list-item>
          <text:p text:style-name="P51">Que signifie la colonne “interface de sortie” ? </text:p>
        </text:list-item>
        <text:list-item>
          <text:p text:style-name="P51">Que signifie la colonne “métrique” dans le protocole RIP ? </text:p>
        </text:list-item>
        <text:list-item>
          <text:p text:style-name="P51">Quelle interface R1 utilise-t-il pour joindre N4 ? </text:p>
        </text:list-item>
        <text:list-item>
          <text:p text:style-name="P51">Quelle interface R1 utilise-t-il pour joindre N2 ? </text:p>
        </text:list-item>
        <text:list-item>
          <text:p text:style-name="P51">Pourquoi ce choix est-il fait ? </text:p>
        </text:list-item>
        <text:list-item>
          <text:p text:style-name="P50">Si le chemin passant par <text:span text:style-name="Source_20_Text">eth1</text:span> vers N2 devient indisponible, quelle autre route peut être utilisée ? </text:p>
        </text:list-item>
      </text:list>
      <text:h text:style-name="Heading_20_3" text:outline-level="3">Corrigé attendu</text:h>
      <text:list text:style-name="L27">
        <text:list-item>
          <text:p text:style-name="P53">Elle indique le réseau à atteindre. </text:p>
        </text:list-item>
        <text:list-item>
          <text:p text:style-name="P53">Elle indique par où le paquet doit sortir du routeur. </text:p>
        </text:list-item>
        <text:list-item>
          <text:p text:style-name="P53"><text:soft-page-break/>Elle indique le nombre de routeurs à traverser. </text:p>
        </text:list-item>
        <text:list-item>
          <text:p text:style-name="P53"><text:span text:style-name="Source_20_Text">eth1</text:span> </text:p>
        </text:list-item>
        <text:list-item>
          <text:p text:style-name="P53"><text:span text:style-name="Source_20_Text">eth1</text:span> </text:p>
        </text:list-item>
        <text:list-item>
          <text:p text:style-name="P53">parce que la métrique 2 est plus petite que 4 </text:p>
        </text:list-item>
        <text:list-item>
          <text:p text:style-name="P52">la route passant par <text:span text:style-name="Source_20_Text">eth2</text:span> </text:p>
        </text:list-item>
      </text:list>
      <text:p text:style-name="Horizontal_20_Line"/>
      <text:h text:style-name="Heading_20_2" text:outline-level="2">5.10 Bilan de fin de séance — 10 min</text:h>
      <text:h text:style-name="Heading_20_3" text:outline-level="3">À faire compléter</text:h>
      <text:list text:style-name="L28">
        <text:list-item>
          <text:p text:style-name="P55">Une table de routage sert à... </text:p>
        </text:list-item>
        <text:list-item>
          <text:p text:style-name="P55">La destination correspond à... </text:p>
        </text:list-item>
        <text:list-item>
          <text:p text:style-name="P55">L’interface de sortie correspond à... </text:p>
        </text:list-item>
        <text:list-item>
          <text:p text:style-name="P55">Avec RIP, la métrique correspond à... </text:p>
        </text:list-item>
        <text:list-item>
          <text:p text:style-name="P55">Le meilleur chemin est celui qui... </text:p>
        </text:list-item>
        <text:list-item>
          <text:p text:style-name="P54">En cas de panne... </text:p>
        </text:list-item>
      </text:list>
      <text:h text:style-name="Heading_20_3" text:outline-level="3">Réponses attendues</text:h>
      <text:list text:style-name="L29">
        <text:list-item>
          <text:p text:style-name="P57">choisir où envoyer les paquets ; </text:p>
        </text:list-item>
        <text:list-item>
          <text:p text:style-name="P57">un réseau à atteindre ; </text:p>
        </text:list-item>
        <text:list-item>
          <text:p text:style-name="P57">la sortie utilisée ; </text:p>
        </text:list-item>
        <text:list-item>
          <text:p text:style-name="P57">un nombre de routeurs à traverser ; </text:p>
        </text:list-item>
        <text:list-item>
          <text:p text:style-name="P57">a la plus petite métrique ; </text:p>
        </text:list-item>
        <text:list-item>
          <text:p text:style-name="P56">la table doit être adaptée et un autre chemin peut être choisi. </text:p>
        </text:list-item>
      </text:list>
      <text:p text:style-name="Horizontal_20_Line"/>
      <text:h text:style-name="Heading_20_1" text:outline-level="1">6. Trace écrite très courte</text:h>
      <text:h text:style-name="Heading_20_3" text:outline-level="3">À retenir</text:h>
      <text:list text:style-name="L30">
        <text:list-item>
          <text:p text:style-name="P59">Un routeur utilise une <text:span text:style-name="Strong_20_Emphasis">table de routage</text:span> pour savoir où envoyer les paquets. </text:p>
        </text:list-item>
        <text:list-item>
          <text:p text:style-name="P59">La <text:span text:style-name="Strong_20_Emphasis">destination</text:span> est le réseau à atteindre. </text:p>
        </text:list-item>
        <text:list-item>
          <text:p text:style-name="P59">L’<text:span text:style-name="Strong_20_Emphasis">interface de sortie</text:span> est l’interface utilisée pour faire sortir le paquet. </text:p>
        </text:list-item>
        <text:list-item>
          <text:p text:style-name="P59">La <text:span text:style-name="Strong_20_Emphasis">métrique</text:span> permet de comparer plusieurs chemins. </text:p>
        </text:list-item>
        <text:list-item>
          <text:p text:style-name="P59">Avec <text:span text:style-name="Strong_20_Emphasis">RIP</text:span>, la métrique correspond au nombre de routeurs à traverser. </text:p>
        </text:list-item>
        <text:list-item>
          <text:p text:style-name="P58">Le chemin préféré est celui qui a la plus petite métrique. </text:p>
        </text:list-item>
      </text:list>
      <text:h text:style-name="Heading_20_3" text:outline-level="3">Formules utiles</text:h>
      <text:p text:style-name="Quotations"><text:span text:style-name="Strong_20_Emphasis">Destination = où aller ?</text:span><text:line-break/><text:span text:style-name="Strong_20_Emphasis">Interface de sortie = par où sortir ?</text:span><text:line-break/><text:span text:style-name="Strong_20_Emphasis">Métrique RIP = combien de routeurs traverser ?</text:span></text:p>
      <text:p text:style-name="Horizontal_20_Line"/>
      <text:h text:style-name="Heading_20_1" text:outline-level="1"><text:soft-page-break/>7. Différenciation élèves fragiles</text:h>
      <text:p text:style-name="Text_20_body">Prévoir :</text:p>
      <text:list text:style-name="L31">
        <text:list-item>
          <text:p text:style-name="P61">peu de réseaux à la fois ; </text:p>
        </text:list-item>
        <text:list-item>
          <text:p text:style-name="P61">tableaux très lisibles ; </text:p>
        </text:list-item>
        <text:list-item>
          <text:p text:style-name="P61">schémas simples ; </text:p>
        </text:list-item>
        <text:list-item>
          <text:p text:style-name="P61">un code couleur pour relier <text:span text:style-name="Source_20_Text">eth1</text:span>, <text:span text:style-name="Source_20_Text">eth2</text:span>, etc. au schéma ; </text:p>
        </text:list-item>
        <text:list-item>
          <text:p text:style-name="P61">d’abord une seule destination, puis plusieurs ; </text:p>
        </text:list-item>
        <text:list-item>
          <text:p text:style-name="P60">des questions très courtes avant les justifications. </text:p>
        </text:list-item>
      </text:list>
      <text:p text:style-name="Text_20_body">Astuce très utile :<text:line-break/>faire surligner dans la table :</text:p>
      <text:list text:style-name="L32">
        <text:list-item>
          <text:p text:style-name="P63">la destination cherchée ; </text:p>
        </text:list-item>
        <text:list-item>
          <text:p text:style-name="P62">puis comparer uniquement les lignes qui concernent cette destination. </text:p>
        </text:list-item>
      </text:list>
      <text:p text:style-name="Horizontal_20_Line"/>
      <text:h text:style-name="Heading_20_1" text:outline-level="1">8. Erreurs fréquentes à surveiller</text:h>
      <text:list text:style-name="L33">
        <text:list-item>
          <text:p text:style-name="P65">confondre destination et interface ; </text:p>
        </text:list-item>
        <text:list-item>
          <text:p text:style-name="P65">croire que la plus grande métrique est meilleure ; </text:p>
        </text:list-item>
        <text:list-item>
          <text:p text:style-name="P65">oublier qu’on raisonne depuis le routeur étudié ; </text:p>
        </text:list-item>
        <text:list-item>
          <text:p text:style-name="P65">vouloir déduire trop vite le chemin complet sans lire la table ; </text:p>
        </text:list-item>
        <text:list-item>
          <text:p text:style-name="P64">confondre nombre de routeurs et nombre de réseaux. </text:p>
        </text:list-item>
      </text:list>
      <text:p text:style-name="Horizontal_20_Line"/>
      <text:h text:style-name="Heading_20_1" text:outline-level="1">9. Ce qu’il faut absolument réussir</text:h>
      <text:p text:style-name="Text_20_body">Si, en fin de séance, les élèves savent :</text:p>
      <text:list text:style-name="L34">
        <text:list-item>
          <text:p text:style-name="P67">lire une table de routage simple ; </text:p>
        </text:list-item>
        <text:list-item>
          <text:p text:style-name="P67">expliquer les trois colonnes principales ; </text:p>
        </text:list-item>
        <text:list-item>
          <text:p text:style-name="P67">choisir la route RIP de plus petite métrique ; </text:p>
        </text:list-item>
        <text:list-item>
          <text:p text:style-name="P67">justifier un choix ; </text:p>
        </text:list-item>
        <text:list-item>
          <text:p text:style-name="P66">comprendre qu’une panne peut imposer un autre chemin ; </text:p>
        </text:list-item>
      </text:list>
      <text:p text:style-name="Text_20_body">alors la séance est réuss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5:26:52.827104361</meta:creation-date>
    <dc:date>2026-04-09T15:27:06.994165799</dc:date>
    <meta:editing-duration>PT14S</meta:editing-duration>
    <meta:editing-cycles>1</meta:editing-cycles>
    <meta:document-statistic meta:table-count="3" meta:image-count="0" meta:object-count="0" meta:page-count="12" meta:paragraph-count="371" meta:word-count="2202" meta:character-count="11801" meta:non-whitespace-character-count="9925"/>
    <meta:generator>LibreOffice/24.2.7.2$Linux_X86_64 LibreOffice_project/420$Build-2</meta:generator>
  </office:meta>
</office:document-meta>
</file>